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5" office:value-type="string" calcext:value-type="string" table:number-columns-spanned="3" table:number-rows-spanned="1">
            <text:p>Pièce de la porte</text:p>
          </table:table-cell>
          <table:covered-table-cell table:style-name="ce5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WC (A REVOIR !!!)</text:p>
          </table:table-cell>
          <table:table-cell office:value-type="string" calcext:value-type="string">
            <text:p>Dorman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 table:formula="of:=[.E5]*([.G5]/1000)*([.H5]/1000)" office:value-type="float" office:value="0.364848" calcext:value-type="float">
            <text:p>0,364848</text:p>
          </table:table-cell>
          <table:table-cell table:formula="of:=[.I5]*[.F5]/1000" office:value-type="float" office:value="0.01094544" calcext:value-type="float">
            <text:p>0,0109454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 table:formula="of:=[.E6]*([.G6]/1000)*([.H6]/1000)" office:value-type="float" office:value="0.077704" calcext:value-type="float">
            <text:p>0,077704</text:p>
          </table:table-cell>
          <table:table-cell table:formula="of:=[.I6]*[.F6]/1000" office:value-type="float" office:value="0.00233112" calcext:value-type="float">
            <text:p>0,0023311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[.E7]*([.G7]/1000)*([.H7]/1000)" office:value-type="float" office:value="0.230622" calcext:value-type="float">
            <text:p>0,230622</text:p>
          </table:table-cell>
          <table:table-cell table:formula="of:=[.I7]*[.F7]/1000" office:value-type="float" office:value="0.00461244" calcext:value-type="float">
            <text:p>0,0046124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[.E8]*([.G8]/1000)*([.H8]/1000)" office:value-type="float" office:value="0.046911" calcext:value-type="float">
            <text:p>0,046911</text:p>
          </table:table-cell>
          <table:table-cell table:formula="of:=[.I8]*[.F8]/1000" office:value-type="float" office:value="0.00093822" calcext:value-type="float">
            <text:p>0,000938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[.E9]*([.G9]/1000)*([.H9]/1000)" office:value-type="float" office:value="0.24516" calcext:value-type="float">
            <text:p>0,24516</text:p>
          </table:table-cell>
          <table:table-cell table:formula="of:=[.I9]*[.F9]/1000" office:value-type="float" office:value="0.0012258" calcext:value-type="float">
            <text:p>0,001225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[.E10]*([.G10]/1000)*([.H10]/1000)" office:value-type="float" office:value="0.04698" calcext:value-type="float">
            <text:p>0,04698</text:p>
          </table:table-cell>
          <table:table-cell table:formula="of:=[.I10]*[.F10]/1000" office:value-type="float" office:value="0.0002349" calcext:value-type="float">
            <text:p>0,000234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[.E11]*([.G11]/1000)*([.H11]/1000)" office:value-type="float" office:value="0.24276" calcext:value-type="float">
            <text:p>0,24276</text:p>
          </table:table-cell>
          <table:table-cell table:formula="of:=[.I11]*[.F11]/1000" office:value-type="float" office:value="0.0012138" calcext:value-type="float">
            <text:p>0,001213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[.E12]*([.G12]/1000)*([.H12]/1000)" office:value-type="float" office:value="0.05418" calcext:value-type="float">
            <text:p>0,05418</text:p>
          </table:table-cell>
          <table:table-cell table:formula="of:=[.I12]*[.F12]/1000" office:value-type="float" office:value="0.0002709" calcext:value-type="float">
            <text:p>0,000270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formula="of:=[.E13]*([.G13]/1000)*([.H13]/1000)" office:value-type="float" office:value="0" calcext:value-type="float">
            <text:p>0</text:p>
          </table:table-cell>
          <table:table-cell table:formula="of:=[.I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formula="of:=[.E14]*([.G14]/1000)*([.H14]/1000)" office:value-type="float" office:value="0.4062" calcext:value-type="float">
            <text:p>0,4062</text:p>
          </table:table-cell>
          <table:table-cell table:formula="of:=[.I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I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formula="of:=[.E16]*([.G16]/1000)*([.H16]/1000)" office:value-type="float" office:value="0.0819" calcext:value-type="float">
            <text:p>0,0819</text:p>
          </table:table-cell>
          <table:table-cell table:formula="of:=[.I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formula="of:=[.E17]*([.G17]/1000)*([.H17]/1000)" office:value-type="float" office:value="0.07371" calcext:value-type="float">
            <text:p>0,07371</text:p>
          </table:table-cell>
          <table:table-cell table:formula="of:=[.I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formula="of:=[.E18]*([.G18]/1000)*([.H18]/1000)" office:value-type="float" office:value="0.02596" calcext:value-type="float">
            <text:p>0,02596</text:p>
          </table:table-cell>
          <table:table-cell table:formula="of:=[.I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formula="of:=[.E19]*([.G19]/1000)*([.H19]/1000)" office:value-type="float" office:value="0.04504" calcext:value-type="float">
            <text:p>0,04504</text:p>
          </table:table-cell>
          <table:table-cell table:formula="of:=[.I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formula="of:=[.E20]*([.G20]/1000)*([.H20]/1000)" office:value-type="float" office:value="0.02596" calcext:value-type="float">
            <text:p>0,02596</text:p>
          </table:table-cell>
          <table:table-cell table:formula="of:=[.I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formula="of:=[.E21]*([.G21]/1000)*([.H21]/1000)" office:value-type="float" office:value="0.0272" calcext:value-type="float">
            <text:p>0,0272</text:p>
          </table:table-cell>
          <table:table-cell table:formula="of:=[.I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formula="of:=[.E26]*([.G26]/1000)*([.H26]/1000)" office:value-type="float" office:value="0.43596" calcext:value-type="float">
            <text:p>0,43596</text:p>
          </table:table-cell>
          <table:table-cell table:formula="of:=[.I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I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I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I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I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I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I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I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formula="of:=[.E35]*([.G35]/1000)*([.H35]/1000)" office:value-type="float" office:value="0.4062" calcext:value-type="float">
            <text:p>0,4062</text:p>
          </table:table-cell>
          <table:table-cell table:formula="of:=[.I35]*[.F35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I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I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I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E39]*([.G39]/1000)*([.H39]/1000)" office:value-type="float" office:value="0.02988" calcext:value-type="float">
            <text:p>0,02988</text:p>
          </table:table-cell>
          <table:table-cell table:formula="of:=[.I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formula="of:=[.E40]*([.G40]/1000)*([.H40]/1000)" office:value-type="float" office:value="0.04504" calcext:value-type="float">
            <text:p>0,04504</text:p>
          </table:table-cell>
          <table:table-cell table:formula="of:=[.I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E41]*([.G41]/1000)*([.H41]/1000)" office:value-type="float" office:value="0.02988" calcext:value-type="float">
            <text:p>0,02988</text:p>
          </table:table-cell>
          <table:table-cell table:formula="of:=[.I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formula="of:=[.E42]*([.G42]/1000)*([.H42]/1000)" office:value-type="float" office:value="0.0272" calcext:value-type="float">
            <text:p>0,0272</text:p>
          </table:table-cell>
          <table:table-cell table:formula="of:=[.I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1:11:18.742287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18T11:30:07.075676718</dc:date>
    <meta:editing-duration>PT1H2M26S</meta:editing-duration>
    <meta:editing-cycles>38</meta:editing-cycles>
    <meta:generator>LibreOffice/7.0.4.2$Linux_X86_64 LibreOffice_project/00$Build-2</meta:generator>
    <meta:document-statistic meta:table-count="1" meta:cell-count="283" meta:object-count="0"/>
  </office:meta>
</office:document-meta>
</file>